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CenturySchoolbook" svg:font-family="CenturySchoolbook" style:font-family-generic="roman"/>
    <style:font-face style:name="TimesNewRoman" svg:font-family="TimesNewRoman" style:font-family-generic="roman"/>
    <style:font-face style:name="TimesNewRoman,Bold" svg:font-family="'TimesNewRoman,Bold'" style:font-family-generic="roman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512cm" style:rel-column-width="9358*"/>
    </style:style>
    <style:style style:name="Table1.B" style:family="table-column">
      <style:table-column-properties style:column-width="2.514cm" style:rel-column-width="9364*"/>
    </style:style>
    <style:style style:name="Table1.E" style:family="table-column">
      <style:table-column-properties style:column-width="2.986cm" style:rel-column-width="11126*"/>
    </style:style>
    <style:style style:name="Table1.F" style:family="table-column">
      <style:table-column-properties style:column-width="3.03cm" style:rel-column-width="11290*"/>
    </style:style>
    <style:style style:name="Table1.G" style:family="table-column">
      <style:table-column-properties style:column-width="1.524cm" style:rel-column-width="56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none" fo:border-right="none" fo:border-top="0.05pt solid #000000" fo:border-bottom="0.05pt solid #000000"/>
    </style:style>
    <style:style style:name="Table1.G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none" fo:border-top="none" fo:border-bottom="0.05pt solid #000000"/>
    </style:style>
    <style:style style:name="Table1.D2" style:family="table-cell" style:data-style-name="N0">
      <style:table-cell-properties fo:padding="0.097cm" fo:border-left="none" fo:border-right="none" fo:border-top="none" fo:border-bottom="0.05pt solid #000000"/>
    </style:style>
    <style:style style:name="Table1.G2" style:family="table-cell" style:data-style-name="N0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824cm" style:rel-column-width="14247*"/>
    </style:style>
    <style:style style:name="Table2.B" style:family="table-column">
      <style:table-column-properties style:column-width="2.591cm" style:rel-column-width="9654*"/>
    </style:style>
    <style:style style:name="Table2.C" style:family="table-column">
      <style:table-column-properties style:column-width="2.796cm" style:rel-column-width="10418*"/>
    </style:style>
    <style:style style:name="Table2.D" style:family="table-column">
      <style:table-column-properties style:column-width="1.976cm" style:rel-column-width="7361*"/>
    </style:style>
    <style:style style:name="Table2.E" style:family="table-column">
      <style:table-column-properties style:column-width="2.362cm" style:rel-column-width="8799*"/>
    </style:style>
    <style:style style:name="Table2.F" style:family="table-column">
      <style:table-column-properties style:column-width="2.258cm" style:rel-column-width="8413*"/>
    </style:style>
    <style:style style:name="Table2.G" style:family="table-column">
      <style:table-column-properties style:column-width="1.783cm" style:rel-column-width="664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2.E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2.G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067cm" style:rel-column-width="7703*"/>
    </style:style>
    <style:style style:name="Table3.B" style:family="table-column">
      <style:table-column-properties style:column-width="2.069cm" style:rel-column-width="7710*"/>
    </style:style>
    <style:style style:name="Table3.C" style:family="table-column">
      <style:table-column-properties style:column-width="2.281cm" style:rel-column-width="8497*"/>
    </style:style>
    <style:style style:name="Table3.D" style:family="table-column">
      <style:table-column-properties style:column-width="2.445cm" style:rel-column-width="9109*"/>
    </style:style>
    <style:style style:name="Table3.E" style:family="table-column">
      <style:table-column-properties style:column-width="3.082cm" style:rel-column-width="11482*"/>
    </style:style>
    <style:style style:name="Table3.F" style:family="table-column">
      <style:table-column-properties style:column-width="1.681cm" style:rel-column-width="6263*"/>
    </style:style>
    <style:style style:name="Table3.G" style:family="table-column">
      <style:table-column-properties style:column-width="2.344cm" style:rel-column-width="8733*"/>
    </style:style>
    <style:style style:name="Table3.H" style:family="table-column">
      <style:table-column-properties style:column-width="1.621cm" style:rel-column-width="603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G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3.H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198cm" style:rel-column-width="8191*"/>
    </style:style>
    <style:style style:name="Table4.H" style:family="table-column">
      <style:table-column-properties style:column-width="2.2cm" style:rel-column-width="819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H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4.841cm" fo:margin-left="1.272cm" fo:margin-right="1.476cm" table:align="margins"/>
    </style:style>
    <style:style style:name="Table5.A" style:family="table-column">
      <style:table-column-properties style:column-width="2.148cm" style:rel-column-width="9488*"/>
    </style:style>
    <style:style style:name="Table5.B" style:family="table-column">
      <style:table-column-properties style:column-width="2.125cm" style:rel-column-width="9387*"/>
    </style:style>
    <style:style style:name="Table5.C" style:family="table-column">
      <style:table-column-properties style:column-width="2.245cm" style:rel-column-width="9913*"/>
    </style:style>
    <style:style style:name="Table5.D" style:family="table-column">
      <style:table-column-properties style:column-width="1.79cm" style:rel-column-width="7902*"/>
    </style:style>
    <style:style style:name="Table5.E" style:family="table-column">
      <style:table-column-properties style:column-width="2.533cm" style:rel-column-width="11181*"/>
    </style:style>
    <style:style style:name="Table5.F" style:family="table-column">
      <style:table-column-properties style:column-width="2.771cm" style:rel-column-width="12233*"/>
    </style:style>
    <style:style style:name="Table5.G" style:family="table-column">
      <style:table-column-properties style:column-width="1.229cm" style:rel-column-width="5431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157cm" fo:margin-left="1.295cm" fo:margin-right="3.138cm" table:align="margins"/>
    </style:style>
    <style:style style:name="Table6.A" style:family="table-column">
      <style:table-column-properties style:column-width="1.78cm" style:rel-column-width="8865*"/>
    </style:style>
    <style:style style:name="Table6.B" style:family="table-column">
      <style:table-column-properties style:column-width="2.069cm" style:rel-column-width="10306*"/>
    </style:style>
    <style:style style:name="Table6.C" style:family="table-column">
      <style:table-column-properties style:column-width="2.092cm" style:rel-column-width="10420*"/>
    </style:style>
    <style:style style:name="Table6.E" style:family="table-column">
      <style:table-column-properties style:column-width="1.757cm" style:rel-column-width="8750*"/>
    </style:style>
    <style:style style:name="Table6.F" style:family="table-column">
      <style:table-column-properties style:column-width="1.226cm" style:rel-column-width="6106*"/>
    </style:style>
    <style:style style:name="Table6.G" style:family="table-column">
      <style:table-column-properties style:column-width="2.454cm" style:rel-column-width="12223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3" style:family="paragraph" style:parent-style-name="Standard">
      <style:paragraph-properties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Comic Sans MS" fo:font-size="10.5pt" fo:language="es" fo:country="ES" style:font-name-asian="CenturySchoolbook" style:font-size-asian="10.5pt" style:font-name-complex="CenturySchoolbook" style:font-size-complex="10.5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Comic Sans MS" fo:font-size="10.5pt" fo:language="es" fo:country="ES" style:font-name-asian="TimesNewRoman,Bold" style:font-size-asian="10.5pt" style:font-name-complex="TimesNewRoman,Bold" style:font-size-complex="10.5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Comic Sans MS" fo:font-size="10.5pt" style:font-size-asian="10.5pt" style:font-size-complex="10.5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Comic Sans MS" fo:font-size="16pt" fo:language="es" fo:country="ES" fo:font-weight="bold" style:font-name-asian="TimesNewRoman" style:font-size-asian="16pt" style:font-weight-asian="bold" style:font-name-complex="TimesNewRoman" style:font-size-complex="16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Comic Sans MS" fo:font-size="9pt" fo:language="es" fo:country="ES" style:font-name-asian="TimesNewRoman" style:font-size-asian="9pt" style:font-name-complex="TimesNewRoman" style:font-size-complex="9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Comic Sans MS" fo:font-size="9pt" fo:language="es" fo:country="ES" style:font-name-asian="TimesNewRoman,Bold" style:font-size-asian="9pt" style:font-name-complex="TimesNewRoman,Bold" style:font-size-complex="9pt"/>
    </style:style>
    <style:style style:name="P10" style:family="paragraph" style:parent-style-name="Standard">
      <style:text-properties style:font-name="Comic Sans MS" fo:font-size="9pt" style:font-size-asian="9pt" style:font-size-complex="9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officeooo:rsid="001e6ef3" officeooo:paragraph-rsid="001e6ef3" style:font-name-asian="CenturySchoolbook" style:font-size-asian="10.5pt" style:font-name-complex="CenturySchoolbook" style:font-size-complex="10.5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officeooo:rsid="001e6ef3" officeooo:paragraph-rsid="001e9f68" style:font-name-asian="CenturySchoolbook" style:font-size-asian="10.5pt" style:font-name-complex="CenturySchoolbook" style:font-size-complex="10.5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officeooo:rsid="001e9f68" officeooo:paragraph-rsid="001e9f68" style:font-name-asian="CenturySchoolbook" style:font-size-asian="10.5pt" style:font-name-complex="CenturySchoolbook" style:font-size-complex="10.5pt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style:font-name-asian="TimesNewRoman,Bold" style:font-size-asian="10.5pt" style:font-name-complex="TimesNewRoman,Bold" style:font-size-complex="10.5pt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officeooo:rsid="002334bb" officeooo:paragraph-rsid="002334bb" style:font-name-asian="TimesNewRoman,Bold" style:font-size-asian="10.5pt" style:font-name-complex="TimesNewRoman,Bold" style:font-size-complex="10.5pt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officeooo:rsid="002334bb" officeooo:paragraph-rsid="0023ec4a" style:font-name-asian="TimesNewRoman,Bold" style:font-size-asian="10.5pt" style:font-name-complex="TimesNewRoman,Bold" style:font-size-complex="10.5pt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officeooo:rsid="0023ec4a" officeooo:paragraph-rsid="0023ec4a" style:font-name-asian="TimesNewRoman,Bold" style:font-size-asian="10.5pt" style:font-name-complex="TimesNewRoman,Bold" style:font-size-complex="10.5pt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officeooo:rsid="0026ed8c" officeooo:paragraph-rsid="0026ed8c" style:font-name-asian="TimesNewRoman,Bold" style:font-size-asian="10.5pt" style:font-name-complex="TimesNewRoman,Bold" style:font-size-complex="10.5pt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officeooo:rsid="0023ec4a" officeooo:paragraph-rsid="0023ec4a" style:font-name-asian="TimesNewRoman" style:font-size-asian="10.5pt" style:font-name-complex="TimesNewRoman" style:font-size-complex="10.5pt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officeooo:rsid="0023ec4a" officeooo:paragraph-rsid="0026ed8c" style:font-name-asian="TimesNewRoman" style:font-size-asian="10.5pt" style:font-name-complex="TimesNewRoman" style:font-size-complex="10.5pt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style:font-name-asian="TimesNewRoman" style:font-size-asian="10.5pt" style:font-name-complex="TimesNewRoman" style:font-size-complex="10.5pt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fo:font-weight="bold" officeooo:rsid="00281271" officeooo:paragraph-rsid="00281271" style:font-name-asian="TimesNewRoman,Bold" style:font-size-asian="10.5pt" style:font-weight-asian="bold" style:font-name-complex="TimesNewRoman,Bold" style:font-size-complex="10.5pt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fo:font-weight="bold" officeooo:rsid="00281271" officeooo:paragraph-rsid="00281271" style:font-name-asian="TimesNewRoman" style:font-size-asian="10.5pt" style:font-weight-asian="bold" style:font-name-complex="TimesNewRoman" style:font-size-complex="10.5pt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officeooo:paragraph-rsid="001e9f68"/>
    </style:style>
    <style:style style:name="P25" style:family="paragraph" style:parent-style-name="Standard">
      <style:paragraph-properties fo:text-align="start" style:justify-single-word="false" style:text-autospace="none"/>
      <style:text-properties officeooo:paragraph-rsid="0023ec4a"/>
    </style:style>
    <style:style style:name="P26" style:family="paragraph" style:parent-style-name="Standard">
      <style:paragraph-properties fo:text-align="start" style:justify-single-word="false" style:text-autospace="none"/>
      <style:text-properties officeooo:paragraph-rsid="0026ed8c"/>
    </style:style>
    <style:style style:name="P27" style:family="paragraph" style:parent-style-name="Standard">
      <style:paragraph-properties fo:text-align="start" style:justify-single-word="false" style:text-autospace="none"/>
      <style:text-properties fo:font-weight="bold" officeooo:rsid="0025b537" officeooo:paragraph-rsid="0025b537" style:font-weight-asian="bold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fo:font-weight="bold" officeooo:rsid="0026ed8c" officeooo:paragraph-rsid="0026ed8c" style:font-weight-asian="bold" style:font-weight-complex="bold"/>
    </style:style>
    <style:style style:name="P29" style:family="paragraph" style:parent-style-name="Standard">
      <style:paragraph-properties fo:text-align="start" style:justify-single-word="false" style:text-autospace="none"/>
      <style:text-properties fo:font-weight="bold" officeooo:rsid="002893ec" officeooo:paragraph-rsid="002893ec" style:font-weight-asian="bold" style:font-weight-complex="bold"/>
    </style:style>
    <style:style style:name="P30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mic Sans MS" fo:font-size="9pt" fo:language="es" fo:country="ES" style:font-name-asian="TimesNewRoman,Bold" style:font-size-asian="9pt" style:font-name-complex="TimesNewRoman,Bold" style:font-size-complex="9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mic Sans MS" fo:font-size="9pt" fo:language="es" fo:country="ES" style:font-name-asian="TimesNewRoman" style:font-size-asian="9pt" style:font-name-complex="TimesNewRoman" style:font-size-complex="9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Ubuntu" fo:font-size="10.5pt" fo:language="es" fo:country="ES" officeooo:rsid="00281271" officeooo:paragraph-rsid="00281271" style:font-name-asian="TimesNewRoman" style:font-size-asian="10.5pt" style:font-name-complex="TimesNewRoman" style:font-size-complex="10.5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Ubuntu" fo:font-size="10.5pt" fo:language="es" fo:country="ES" officeooo:rsid="00281271" officeooo:paragraph-rsid="002893ec" style:font-name-asian="TimesNewRoman" style:font-size-asian="10.5pt" style:font-name-complex="TimesNewRoman" style:font-size-complex="10.5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Ubuntu" fo:font-size="10.5pt" fo:language="es" fo:country="ES" officeooo:rsid="002893ec" officeooo:paragraph-rsid="002893ec" style:font-name-asian="TimesNewRoman" style:font-size-asian="10.5pt" style:font-name-complex="TimesNewRoman" style:font-size-complex="10.5pt"/>
    </style:style>
    <style:style style:name="P37" style:family="paragraph" style:parent-style-name="Standard" style:list-style-name="L1">
      <style:paragraph-properties fo:text-align="start" style:justify-single-word="false" style:text-autospace="none"/>
      <style:text-properties style:font-name="Comic Sans MS" fo:font-size="10.5pt" fo:language="es" fo:country="ES" style:font-name-asian="CenturySchoolbook" style:font-size-asian="10.5pt" style:font-name-complex="CenturySchoolbook" style:font-size-complex="10.5pt"/>
    </style:style>
    <style:style style:name="P38" style:family="paragraph" style:parent-style-name="Standard" style:list-style-name="L2">
      <style:paragraph-properties fo:text-align="start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39" style:family="paragraph" style:parent-style-name="Standard" style:list-style-name="L3">
      <style:paragraph-properties fo:text-align="start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40" style:family="paragraph" style:parent-style-name="Standard" style:list-style-name="L4">
      <style:paragraph-properties fo:text-align="start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41" style:family="paragraph" style:parent-style-name="Standard" style:list-style-name="L5">
      <style:paragraph-properties fo:text-align="start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42" style:family="paragraph" style:parent-style-name="Standard" style:list-style-name="L1">
      <style:paragraph-properties fo:text-align="start" style:justify-single-word="false" style:text-autospace="none"/>
      <style:text-properties style:font-name="Comic Sans MS" fo:font-size="10.5pt" style:font-size-asian="10.5pt" style:font-size-complex="10.5pt"/>
    </style:style>
    <style:style style:name="P43" style:family="paragraph" style:parent-style-name="Standard" style:list-style-name="L4">
      <style:paragraph-properties fo:text-align="start" style:justify-single-word="false" style:text-autospace="none"/>
      <style:text-properties style:font-name="Comic Sans MS" fo:font-size="10.5pt" style:font-size-asian="10.5pt" style:font-size-complex="10.5pt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officeooo:rsid="002334bb" officeooo:paragraph-rsid="002334bb" style:font-name-asian="TimesNewRoman,Bold" style:font-size-asian="10.5pt" style:font-name-complex="TimesNewRoman,Bold" style:font-size-complex="10.5pt"/>
    </style:style>
    <style:style style:name="P45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officeooo:rsid="0023ec4a" officeooo:paragraph-rsid="0023ec4a" style:font-name-asian="TimesNewRoman" style:font-size-asian="10.5pt" style:font-name-complex="TimesNewRoman" style:font-size-complex="10.5p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Ubuntu" fo:font-size="10.5pt" fo:language="es" fo:country="ES" officeooo:rsid="002cd42e" officeooo:paragraph-rsid="002cd42e" style:font-name-asian="TimesNewRoman" style:font-size-asian="10.5pt" style:font-name-complex="TimesNewRoman" style:font-size-complex="10.5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Ubuntu" fo:font-size="10.5pt" fo:language="es" fo:country="ES" officeooo:rsid="002893ec" officeooo:paragraph-rsid="002893ec" style:font-name-asian="TimesNewRoman" style:font-size-asian="10.5pt" style:font-name-complex="TimesNewRoman" style:font-size-complex="10.5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Ubuntu" fo:font-size="10.5pt" fo:language="es" fo:country="ES" officeooo:rsid="002cd42e" officeooo:paragraph-rsid="002cd42e" style:font-name-asian="TimesNewRoman" style:font-size-asian="10.5pt" style:font-name-complex="TimesNewRoman" style:font-size-complex="10.5pt"/>
    </style:style>
    <style:style style:name="T1" style:family="text">
      <style:text-properties style:font-name-asian="TimesNewRoman" style:font-name-complex="TimesNewRoman"/>
    </style:style>
    <style:style style:name="T2" style:family="text">
      <style:text-properties fo:language="es" fo:country="ES" style:font-name-asian="TimesNewRoman" style:font-name-complex="TimesNewRoman"/>
    </style:style>
    <style:style style:name="T3" style:family="text">
      <style:text-properties fo:language="es" fo:country="ES" style:font-name-asian="CenturySchoolbook" style:font-name-complex="CenturySchoolbook"/>
    </style:style>
    <style:style style:name="T4" style:family="text">
      <style:text-properties fo:language="es" fo:country="ES" fo:font-weight="bold" style:font-name-asian="CenturySchoolbook" style:font-weight-asian="bold" style:font-name-complex="CenturySchoolbook" style:font-weight-complex="bold"/>
    </style:style>
    <style:style style:name="T5" style:family="text">
      <style:text-properties style:font-name-asian="TimesNewRoman,Bold" style:font-name-complex="TimesNewRoman,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TimesNewRoman,Bold" style:font-weight-asian="bold" style:font-name-complex="TimesNewRoman,Bold" style:font-weight-complex="bold"/>
    </style:style>
    <style:style style:name="T8" style:family="text">
      <style:text-properties officeooo:rsid="001e6ef3"/>
    </style:style>
    <style:style style:name="T9" style:family="text">
      <style:text-properties officeooo:rsid="001e9f68"/>
    </style:style>
    <style:style style:name="T10" style:family="text">
      <style:text-properties style:font-name="Ubuntu" fo:font-size="10.5pt" fo:language="es" fo:country="ES" officeooo:rsid="001e9f68" style:font-name-asian="CenturySchoolbook" style:font-size-asian="10.5pt" style:font-name-complex="CenturySchoolbook" style:font-size-complex="10.5pt"/>
    </style:style>
    <style:style style:name="T11" style:family="text">
      <style:text-properties style:font-name="Ubuntu" fo:font-size="10.5pt" fo:language="es" fo:country="ES" officeooo:rsid="002334bb" style:font-name-asian="CenturySchoolbook" style:font-size-asian="10.5pt" style:font-name-complex="CenturySchoolbook" style:font-size-complex="10.5pt"/>
    </style:style>
    <style:style style:name="T12" style:family="text">
      <style:text-properties style:font-name="Ubuntu" fo:font-size="10.5pt" fo:language="es" fo:country="ES" officeooo:rsid="0023ec4a" style:font-name-asian="TimesNewRoman,Bold" style:font-size-asian="10.5pt" style:font-name-complex="TimesNewRoman,Bold" style:font-size-complex="10.5pt"/>
    </style:style>
    <style:style style:name="T13" style:family="text">
      <style:text-properties style:font-name="Ubuntu" fo:font-size="10.5pt" fo:language="es" fo:country="ES" officeooo:rsid="00281271" style:font-name-asian="TimesNewRoman,Bold" style:font-size-asian="10.5pt" style:font-name-complex="TimesNewRoman,Bold" style:font-size-complex="10.5pt"/>
    </style:style>
    <style:style style:name="T14" style:family="text">
      <style:text-properties style:font-name="Ubuntu" fo:font-size="10.5pt" fo:language="es" fo:country="ES" style:font-name-asian="TimesNewRoman" style:font-size-asian="10.5pt" style:font-name-complex="TimesNewRoman" style:font-size-complex="10.5pt"/>
    </style:style>
    <style:style style:name="T15" style:family="text">
      <style:text-properties style:font-name="Ubuntu" fo:font-size="10.5pt" fo:language="es" fo:country="ES" officeooo:rsid="0023ec4a" style:font-name-asian="TimesNewRoman" style:font-size-asian="10.5pt" style:font-name-complex="TimesNewRoman" style:font-size-complex="10.5pt"/>
    </style:style>
    <style:style style:name="T16" style:family="text">
      <style:text-properties style:font-name="Ubuntu" fo:font-size="10.5pt" fo:language="es" fo:country="ES" officeooo:rsid="0025b537" style:font-name-asian="TimesNewRoman" style:font-size-asian="10.5pt" style:font-name-complex="TimesNewRoman" style:font-size-complex="10.5pt"/>
    </style:style>
    <style:style style:name="T17" style:family="text">
      <style:text-properties style:font-name="Ubuntu" fo:font-size="10.5pt" fo:language="es" fo:country="ES" officeooo:rsid="0026ed8c" style:font-name-asian="TimesNewRoman" style:font-size-asian="10.5pt" style:font-name-complex="TimesNewRoman" style:font-size-complex="10.5pt"/>
    </style:style>
    <style:style style:name="T18" style:family="text">
      <style:text-properties officeooo:rsid="0023ec4a"/>
    </style:style>
    <style:style style:name="T19" style:family="text">
      <style:text-properties officeooo:rsid="0025b537"/>
    </style:style>
    <style:style style:name="T20" style:family="text">
      <style:text-properties officeooo:rsid="00281271"/>
    </style:style>
    <style:style style:name="T21" style:family="text">
      <style:text-properties officeooo:rsid="002893ec"/>
    </style:style>
    <style:style style:name="T22" style:family="text">
      <style:text-properties style:font-name="Comic Sans MS" fo:font-size="9pt" style:font-size-asian="9pt" style:font-size-complex="9pt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officeooo:rsid="0029ac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 text:consecutive-numbering="true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CADEMIA</text:p>
      <text:p text:style-name="P1"/>
      <text:p text:style-name="P1">Se desea tener una base de datos con la siguiente información acerca de los alumnos de una academia de idiomas donde se imparten varios cursos. Se desea guardar: </text:p>
      <text:list xml:id="list814667001" text:style-name="L1">
        <text:list-item>
          <text:p text:style-name="P37"><text:span text:style-name="T1">Información acerca de los </text:span><text:span text:style-name="T5">alumnos</text:span><text:span text:style-name="T1">, que constará de su nombre y apellidos, un código único para cada alumno, su dirección, fecha de nacimiento y sexo (‘H’ o ‘M’).</text:span></text:p>
        </text:list-item>
        <text:list-item>
          <text:p text:style-name="P37"><text:span text:style-name="T1">Estos alumnos estarán matriculados en un sólo </text:span><text:span text:style-name="T5">curso </text:span><text:span text:style-name="T1">cada uno. Cada curso tendrá un nombre, un código único que lo identifica, el número máximo de alumnos recomendado, un profesor, la fecha de inicio y de finalización del curso y el número de horas del curso.</text:span></text:p>
        </text:list-item>
        <text:list-item>
          <text:p text:style-name="P42"><text:span text:style-name="T2">Los </text:span>profesores <text:span text:style-name="T2">tendrán una ficha en la academia donde se especifican sus datos personales y los datos del contrato. Es decir, nombre, DNI, dirección, titulación, cuota por hora.</text:span></text:p>
        </text:list-item>
      </text:list>
      <text:p text:style-name="P2">Se pide:</text:p>
      <text:list xml:id="list953593870" text:style-name="L2">
        <text:list-item>
          <text:p text:style-name="P38">Generar las siguientes tablas para guardar esta información</text:p>
        </text:list-item>
      </text:list>
      <text:p text:style-name="P6"><text:span text:style-name="T3"><text:tab/></text:span><text:span text:style-name="T4">ALUMNOS</text:span><text:span text:style-name="T3"> ( nombre, apellido1, apellido2, <text:s/># dni, direccion, sexo, <text:s/>fecha_nacimiento, curso)</text:span></text:p>
      <text:p text:style-name="P2"><text:tab/><text:tab/>PK(dni)</text:p>
      <text:p text:style-name="P2"><text:tab/><text:tab/>FK(curso/CURSOS(cod_curso))</text:p>
      <text:p text:style-name="P4"><text:span text:style-name="T5"><text:tab/></text:span><text:span text:style-name="T7">CURSOS</text:span><text:span text:style-name="T5"> (</text:span><text:span text:style-name="T1">nombre_curso, #cod_curso, dni_profesor, maximo_alumnos, fecha_inicio,</text:span></text:p>
      <text:p text:style-name="P2"><text:tab/><text:tab/> <text:s text:c="4"/>fecha_fin, <text:s/>num_horas)</text:p>
      <text:p text:style-name="P2"><text:tab/><text:tab/>PK(cod_curso)</text:p>
      <text:p text:style-name="P2"><text:tab/><text:tab/>FK(dni_profesor/PROFESORES(dni))</text:p>
      <text:p text:style-name="P4"><text:span text:style-name="T5"><text:tab/></text:span><text:span text:style-name="T7">PROFESORES</text:span><text:span text:style-name="T5"> (</text:span><text:span text:style-name="T1">nombre, apellido1,apellido2,#dni,direccion, titulo,gana)</text:span></text:p>
      <text:p text:style-name="P2"><text:tab/><text:tab/>PK(dni<text:span text:style-name="T9">)</text:span></text:p>
      <text:p text:style-name="P4"/>
      <text:p text:style-name="P24"><text:span text:style-name="T10">CREATE TABLE </text:span><text:span text:style-name="T11">PROFESORES</text:span><text:span text:style-name="T10">(</text:span></text:p>
      <text:p text:style-name="P13"><text:tab/><text:span text:style-name="T8">nombre <text:tab/>varchar2(40),</text:span></text:p>
      <text:p text:style-name="P12"><text:tab/>apellido1<text:tab/>varchar2(40),</text:p>
      <text:p text:style-name="P12"><text:tab/>apellido2<text:tab/>varchar2(40),</text:p>
      <text:p text:style-name="P12"><text:tab/>dni<text:tab/><text:tab/>varchar2(10) Primary Key,</text:p>
      <text:p text:style-name="P12"><text:tab/><text:span text:style-name="T9">titulo<text:tab/><text:tab/>varchar2(50),</text:span></text:p>
      <text:p text:style-name="P12"><text:tab/><text:span text:style-name="T9">gana<text:tab/><text:tab/>number(8),</text:span></text:p>
      <text:p text:style-name="P12"><text:tab/>direccion<text:tab/>varchar<text:tab/>2(40),</text:p>
      <text:p text:style-name="P12"><text:tab/></text:p>
      <text:p text:style-name="P13">);</text:p>
      <text:p text:style-name="P13"/>
      <text:p text:style-name="P13">CREATE TABLE CURSOS (</text:p>
      <text:p text:style-name="P13"><text:tab/>nombre_curso<text:tab/><text:tab/>varchar2(20),</text:p>
      <text:p text:style-name="P13"><text:tab/>cod_curso<text:tab/><text:tab/>varchar2(20) Primary Key,</text:p>
      <text:p text:style-name="P13"><text:tab/>maximo_alumnos<text:tab/>number(2),</text:p>
      <text:p text:style-name="P13"><text:tab/>fecha_inicio<text:tab/><text:tab/>date(10),</text:p>
      <text:p text:style-name="P13"><text:tab/>fecha_fin<text:tab/><text:tab/>date(10),</text:p>
      <text:p text:style-name="P13"><text:tab/>num_horas<text:tab/><text:tab/>number(4),</text:p>
      <text:p text:style-name="P13"><text:tab/>dni_profesor<text:tab/><text:tab/>varchar2(10) Not Null references profesores,</text:p>
      <text:p text:style-name="P13">);</text:p>
      <text:p text:style-name="P13"><text:tab/></text:p>
      <text:p text:style-name="P11">CREATE TABLE ALUMNOS (</text:p>
      <text:p text:style-name="P11"><text:tab/>nombre <text:tab/>varchar2(40),</text:p>
      <text:p text:style-name="P11"><text:tab/>apellido1<text:tab/>varchar2(40),</text:p>
      <text:p text:style-name="P11"><text:tab/>apellido2<text:tab/>varchar2(40),</text:p>
      <text:p text:style-name="P11"><text:tab/>dni<text:tab/><text:tab/>varchar2(10) Primary Key,</text:p>
      <text:p text:style-name="P11"><text:tab/>sexo<text:tab/><text:tab/>varchar2 check (sexo in(H, M)),</text:p>
      <text:p text:style-name="P11"><text:tab/>fecha_nacimiento<text:tab/>date(10),</text:p>
      <text:p text:style-name="P11"><text:tab/>direccion<text:tab/>varchar<text:tab/>2(40),</text:p>
      <text:p text:style-name="P11"><text:tab/><text:span text:style-name="T24">cod_</text:span><text:span text:style-name="T9">curso <text:tab/></text:span><text:span text:style-name="T24">varchar2(20)</text:span><text:span text:style-name="T9"><text:tab/>Not Null references cursos,</text:span></text:p>
      <text:p text:style-name="P13">);</text:p>
      <text:p text:style-name="P11"><text:soft-page-break/><text:tab/></text:p>
      <text:list xml:id="list112901953778747" text:continue-numbering="true" text:style-name="L2">
        <text:list-item>
          <text:p text:style-name="P38">Insertar las siguientes tuplas:</text:p>
        </text:list-item>
      </text:list>
      <text:p text:style-name="P5">Tabla <text:span text:style-name="T6">PROFESORES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9">NOMBRE </text:p>
          </table:table-cell>
          <table:table-cell table:style-name="Table1.B1" office:value-type="string">
            <text:p text:style-name="P9">APELLIDO1</text:p>
          </table:table-cell>
          <table:table-cell table:style-name="Table1.B1" office:value-type="string">
            <text:p text:style-name="P9">APELLIDO2</text:p>
          </table:table-cell>
          <table:table-cell table:style-name="Table1.B1" office:value-type="string">
            <text:p text:style-name="P9">DNI</text:p>
          </table:table-cell>
          <table:table-cell table:style-name="Table1.B1" office:value-type="string">
            <text:p text:style-name="P9">DIRECCION</text:p>
          </table:table-cell>
          <table:table-cell table:style-name="Table1.B1" office:value-type="string">
            <text:p text:style-name="P9">TITULO</text:p>
          </table:table-cell>
          <table:table-cell table:style-name="Table1.G1" office:value-type="string">
            <text:p text:style-name="P9">GANA</text:p>
          </table:table-cell>
        </table:table-row>
        <table:table-row>
          <table:table-cell table:style-name="Table1.A2" office:value-type="string">
            <text:p text:style-name="P8">Juan </text:p>
          </table:table-cell>
          <table:table-cell table:style-name="Table1.B2" office:value-type="string">
            <text:p text:style-name="P8">Arch </text:p>
          </table:table-cell>
          <table:table-cell table:style-name="Table1.B2" office:value-type="string">
            <text:p text:style-name="P8">López </text:p>
          </table:table-cell>
          <table:table-cell table:style-name="Table1.D2" office:value-type="float" office:value="32432455">
            <text:p text:style-name="P8">32432455</text:p>
          </table:table-cell>
          <table:table-cell table:style-name="Table1.B2" office:value-type="string">
            <text:p text:style-name="P8">Puerta Negra, 4 </text:p>
          </table:table-cell>
          <table:table-cell table:style-name="Table1.B2" office:value-type="string">
            <text:p text:style-name="P8">Ing. Informática </text:p>
          </table:table-cell>
          <table:table-cell table:style-name="Table1.G2" office:value-type="float" office:value="7500">
            <text:p text:style-name="P8">7500</text:p>
          </table:table-cell>
        </table:table-row>
        <table:table-row>
          <table:table-cell table:style-name="Table1.A2" office:value-type="string">
            <text:p text:style-name="P8">María</text:p>
          </table:table-cell>
          <table:table-cell table:style-name="Table1.B2" office:value-type="string">
            <text:p text:style-name="P8">Oliva</text:p>
          </table:table-cell>
          <table:table-cell table:style-name="Table1.B2" office:value-type="string">
            <text:p text:style-name="P8">Rubio</text:p>
          </table:table-cell>
          <table:table-cell table:style-name="Table1.D2" office:value-type="float" office:value="43215643">
            <text:p text:style-name="P8">43215643</text:p>
          </table:table-cell>
          <table:table-cell table:style-name="Table1.B2" office:value-type="string">
            <text:p text:style-name="P8">Juan Alfonso 32</text:p>
          </table:table-cell>
          <table:table-cell table:style-name="Table1.B2" office:value-type="string">
            <text:p text:style-name="P8"><text:s/>Lda. Fil. Inglesa </text:p>
          </table:table-cell>
          <table:table-cell table:style-name="Table1.G2" office:value-type="float" office:value="5400">
            <text:p text:style-name="P8">5400</text:p>
          </table:table-cell>
        </table:table-row>
      </table:table>
      <text:p text:style-name="P14"/>
      <text:p text:style-name="P15">INSERT INTO PROFESORES</text:p>
      <text:p text:style-name="P15"><text:tab/>(nombre, apellido1, apellido2, DNI, direccion, titulo, gana)</text:p>
      <text:p text:style-name="P15">VALUES</text:p>
      <text:p text:style-name="P15"><text:tab/>(“Juan”, “Arch”, “López”, 32432455, “Puerta Negra, 4”, “Ing.Informática”, 7500);</text:p>
      <text:p text:style-name="P15"/>
      <text:p text:style-name="P15">INSERT INTO PROFESORES</text:p>
      <text:p text:style-name="P15"><text:tab/>(nombre, apellido1, apellido2, DNI, direccion, titulo, gana)</text:p>
      <text:p text:style-name="P15">VALUES</text:p>
      <text:p text:style-name="P15"><text:tab/>(“María”, “Oliva”, “Rubio”, 43215643, “Juan Alonso, 32”, “Lda. Fil. Inglesa”, 5400);</text:p>
      <text:p text:style-name="P5"/>
      <text:p text:style-name="P5">Tabla <text:span text:style-name="T6">CURSO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9">NOMBRE_CURSO</text:p>
          </table:table-cell>
          <table:table-cell table:style-name="Table2.A1" office:value-type="string">
            <text:p text:style-name="P9">COD_CURSO</text:p>
          </table:table-cell>
          <table:table-cell table:style-name="Table2.A1" office:value-type="string">
            <text:p text:style-name="P9">DNI_PROF</text:p>
          </table:table-cell>
          <table:table-cell table:style-name="Table2.A1" office:value-type="string">
            <text:p text:style-name="P9">MAX_ALU</text:p>
          </table:table-cell>
          <table:table-cell table:style-name="Table2.A1" office:value-type="string">
            <text:p text:style-name="P9">FECHA_INI</text:p>
          </table:table-cell>
          <table:table-cell table:style-name="Table2.A1" office:value-type="string">
            <text:p text:style-name="P9">FECHA_FIN</text:p>
          </table:table-cell>
          <table:table-cell table:style-name="Table2.G1" office:value-type="string">
            <text:p text:style-name="P9">NUM_HORAS</text:p>
          </table:table-cell>
        </table:table-row>
        <table:table-row>
          <table:table-cell table:style-name="Table2.A2" office:value-type="string">
            <text:p text:style-name="P8">Inglés Básico</text:p>
          </table:table-cell>
          <table:table-cell table:style-name="Table2.B2" office:value-type="float" office:value="1">
            <text:p text:style-name="P8">1</text:p>
          </table:table-cell>
          <table:table-cell table:style-name="Table2.B2" office:value-type="float" office:value="43215643">
            <text:p text:style-name="P8">43215643</text:p>
          </table:table-cell>
          <table:table-cell table:style-name="Table2.B2" office:value-type="float" office:value="15">
            <text:p text:style-name="P8">15</text:p>
          </table:table-cell>
          <table:table-cell table:style-name="Table2.E2" office:value-type="date" office:date-value="2000-11-01">
            <text:p text:style-name="P8">01/11/00</text:p>
          </table:table-cell>
          <table:table-cell table:style-name="Table2.A2" office:value-type="string">
            <text:p text:style-name="P8">22-DIC-00</text:p>
          </table:table-cell>
          <table:table-cell table:style-name="Table2.G2" office:value-type="float" office:value="120">
            <text:p text:style-name="P8">120</text:p>
          </table:table-cell>
        </table:table-row>
        <table:table-row>
          <table:table-cell table:style-name="Table2.A2" office:value-type="string">
            <text:p text:style-name="P8">Administración Linux</text:p>
          </table:table-cell>
          <table:table-cell table:style-name="Table2.B2" office:value-type="float" office:value="2">
            <text:p text:style-name="P8">2</text:p>
          </table:table-cell>
          <table:table-cell table:style-name="Table2.B2" office:value-type="float" office:value="32432455">
            <text:p text:style-name="P8">32432455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01-SEPT-00</text:p>
          </table:table-cell>
          <table:table-cell table:style-name="Table2.A2" office:value-type="string">
            <text:p text:style-name="P10"/>
          </table:table-cell>
          <table:table-cell table:style-name="Table2.G2" office:value-type="float" office:value="80">
            <text:p text:style-name="P8">80</text:p>
          </table:table-cell>
        </table:table-row>
      </table:table>
      <text:p text:style-name="P5"/>
      <text:p text:style-name="P22">El formato de fecha que tiene no sería válido porque el formato del tipo de dato DATE es “dd/mm/yyy” Lo que haremos será adaptarlo al formato correcto</text:p>
      <text:p text:style-name="P15"/>
      <text:p text:style-name="P15">INSERT INTO CURSOS</text:p>
      <text:p text:style-name="P15"><text:tab/>(nombre_curso, cod_curso, dni_profesor, <text:span text:style-name="T18">maximo_alumnos, fecha_inicio, fecha_fin, num_horas)</text:span></text:p>
      <text:p text:style-name="P17">VALUES</text:p>
      <text:p text:style-name="P17"><text:tab/>(“Inglés Básido”, “1”, 43215643, 15, “01/11/00”, “22/<text:span text:style-name="T20">12/</text:span>00, 120);</text:p>
      <text:p text:style-name="P22"/>
      <text:p text:style-name="P17"/>
      <text:p text:style-name="P16">INSERT INTO CURSOS</text:p>
      <text:p text:style-name="P16"><text:tab/>(nombre_curso, cod_curso, dni_profesor, <text:span text:style-name="T19">maximo_alumno,</text:span><text:span text:style-name="T18"> fecha_inicio, </text:span><text:span text:style-name="T19">fecha_fin,</text:span><text:span text:style-name="T18"> num_horas)</text:span></text:p>
      <text:p text:style-name="P17">VALUES</text:p>
      <text:p text:style-name="P25"><text:span text:style-name="T12"><text:tab/>(“Administración Linux”, “2”, 32432455, , “01/</text:span><text:span text:style-name="T13">11/</text:span><text:span text:style-name="T12">00”, , “80”);</text:span></text:p>
      <text:p text:style-name="P5">Tabla ALUMNO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9">NOMBRE</text:p>
          </table:table-cell>
          <table:table-cell table:style-name="Table3.A1" office:value-type="string">
            <text:p text:style-name="P9">APELLIDO1</text:p>
          </table:table-cell>
          <table:table-cell table:style-name="Table3.A1" office:value-type="string">
            <text:p text:style-name="P9">APELLIDO2</text:p>
          </table:table-cell>
          <table:table-cell table:style-name="Table3.A1" office:value-type="string">
            <text:p text:style-name="P9">DNI</text:p>
          </table:table-cell>
          <table:table-cell table:style-name="Table3.A1" office:value-type="string">
            <text:p text:style-name="P9">DIRECCION</text:p>
          </table:table-cell>
          <table:table-cell table:style-name="Table3.A1" office:value-type="string">
            <text:p text:style-name="P9">SEXO</text:p>
          </table:table-cell>
          <table:table-cell table:style-name="Table3.A1" office:value-type="string">
            <text:p text:style-name="P9">FECHA_NAC</text:p>
          </table:table-cell>
          <table:table-cell table:style-name="Table3.H1" office:value-type="string">
            <text:p text:style-name="P9">CURSO</text:p>
          </table:table-cell>
        </table:table-row>
        <table:table-row>
          <table:table-cell table:style-name="Table3.A2" office:value-type="string">
            <text:p text:style-name="P8">Lucas</text:p>
          </table:table-cell>
          <table:table-cell table:style-name="Table3.A2" office:value-type="string">
            <text:p text:style-name="P8">Manilva</text:p>
          </table:table-cell>
          <table:table-cell table:style-name="Table3.A2" office:value-type="string">
            <text:p text:style-name="P8">López</text:p>
          </table:table-cell>
          <table:table-cell table:style-name="Table3.D2" office:value-type="float" office:value="123523">
            <text:p text:style-name="P8">123523</text:p>
          </table:table-cell>
          <table:table-cell table:style-name="Table3.A2" office:value-type="string">
            <text:p text:style-name="P8">Alhamar, 3</text:p>
          </table:table-cell>
          <table:table-cell table:style-name="Table3.A2" office:value-type="string">
            <text:p text:style-name="P8">V</text:p>
          </table:table-cell>
          <table:table-cell table:style-name="Table3.G2" office:value-type="date" office:date-value="1979-11-01">
            <text:p text:style-name="P8">01/11/79</text:p>
          </table:table-cell>
          <table:table-cell table:style-name="Table3.H2" office:value-type="float" office:value="1">
            <text:p text:style-name="P8">1</text:p>
          </table:table-cell>
        </table:table-row>
        <table:table-row>
          <table:table-cell table:style-name="Table3.A2" office:value-type="string">
            <text:p text:style-name="P8">Antonia</text:p>
          </table:table-cell>
          <table:table-cell table:style-name="Table3.A2" office:value-type="string">
            <text:p text:style-name="P8">López</text:p>
          </table:table-cell>
          <table:table-cell table:style-name="Table3.A2" office:value-type="string">
            <text:p text:style-name="P8">Alcantara</text:p>
          </table:table-cell>
          <table:table-cell table:style-name="Table3.D2" office:value-type="float" office:value="2567567">
            <text:p text:style-name="P8">2567567</text:p>
          </table:table-cell>
          <table:table-cell table:style-name="Table3.A2" office:value-type="string">
            <text:p text:style-name="P8">Maniquí, 21</text:p>
          </table:table-cell>
          <table:table-cell table:style-name="Table3.A2" office:value-type="string">
            <text:p text:style-name="P8">M</text:p>
          </table:table-cell>
          <table:table-cell table:style-name="Table3.D2">
            <text:p text:style-name="P8"/>
          </table:table-cell>
          <table:table-cell table:style-name="Table3.H2" office:value-type="float" office:value="2">
            <text:p text:style-name="P8">2</text:p>
          </table:table-cell>
        </table:table-row>
        <table:table-row>
          <table:table-cell table:style-name="Table3.A2" office:value-type="string">
            <text:p text:style-name="P8">Manuel</text:p>
          </table:table-cell>
          <table:table-cell table:style-name="Table3.A2" office:value-type="string">
            <text:p text:style-name="P8">Alcantara</text:p>
          </table:table-cell>
          <table:table-cell table:style-name="Table3.A2" office:value-type="string">
            <text:p text:style-name="P8">Pedrós</text:p>
          </table:table-cell>
          <table:table-cell table:style-name="Table3.D2" office:value-type="float" office:value="3123689">
            <text:p text:style-name="P8">3123689</text:p>
          </table:table-cell>
          <table:table-cell table:style-name="Table3.A2" office:value-type="string">
            <text:p text:style-name="P8">Julian, 2</text:p>
          </table:table-cell>
          <table:table-cell table:style-name="Table3.D2" office:value-type="float" office:value="2">
            <text:p text:style-name="P8">2</text:p>
          </table:table-cell>
          <table:table-cell table:style-name="Table3.A2" office:value-type="string">
            <text:p text:style-name="P10"/>
          </table:table-cell>
          <table:table-cell table:style-name="Table3.H2" office:value-type="float" office:value="1">
            <text:p text:style-name="P10">1</text:p>
          </table:table-cell>
        </table:table-row>
        <table:table-row>
          <table:table-cell table:style-name="Table3.A2" office:value-type="string">
            <text:p text:style-name="P8">José</text:p>
          </table:table-cell>
          <table:table-cell table:style-name="Table3.A2" office:value-type="string">
            <text:p text:style-name="P8">Pérez</text:p>
          </table:table-cell>
          <table:table-cell table:style-name="Table3.A2" office:value-type="string">
            <text:p text:style-name="P8">Caballar</text:p>
          </table:table-cell>
          <table:table-cell table:style-name="Table3.D2" office:value-type="float" office:value="4896765">
            <text:p text:style-name="P8">4896765</text:p>
          </table:table-cell>
          <table:table-cell table:style-name="Table3.A2" office:value-type="string">
            <text:p text:style-name="P8">Jarcha,5 </text:p>
          </table:table-cell>
          <table:table-cell table:style-name="Table3.A2" office:value-type="string">
            <text:p text:style-name="P8">V</text:p>
          </table:table-cell>
          <table:table-cell table:style-name="Table3.G2" office:value-type="date" office:date-value="1977-02-03">
            <text:p text:style-name="P8">03/02/77</text:p>
          </table:table-cell>
          <table:table-cell table:style-name="Table3.H2" office:value-type="float" office:value="3">
            <text:p text:style-name="P8">3</text:p>
          </table:table-cell>
        </table:table-row>
      </table:table>
      <text:p text:style-name="P2"/>
      <text:p text:style-name="P2"/>
      <text:p text:style-name="P19">INSERT INTO ALUMNOS</text:p>
      <text:p text:style-name="P19"><text:tab/>(nombre, apellido1, apellido2, dni, direccion, sexo, fecha_fin, curso)</text:p>
      <text:p text:style-name="P19">VALUE</text:p>
      <text:p text:style-name="P19"><text:tab/>(“Lucas”, “Manilva”, “López”, “123523”, “Alhamar, 3”, “V”, “01/11/79”, “1”);</text:p>
      <text:p text:style-name="P19"/>
      <text:p text:style-name="P19">INSERT INTO ALUMNOS</text:p>
      <text:p text:style-name="P19"><text:tab/>(nombre, apellido1, apellido2, dni, direccion, sexo, <text:span text:style-name="T19">fecha_fin,</text:span>curso)</text:p>
      <text:p text:style-name="P19">VALUE</text:p>
      <text:p text:style-name="P19"><text:soft-page-break/><text:tab/>(“Antonia”, “López”, “Alcantara”, “2567567”, “Maniquí, 21”, “M”, ,“2”);</text:p>
      <text:p text:style-name="P19"/>
      <text:p text:style-name="P19">INSERT INTO ALUMNOS</text:p>
      <text:p text:style-name="P19"><text:tab/>(nombre, apellido1, apellido2, dni, direccion, sexo,<text:span text:style-name="T19">fecha_fin,</text:span> curso)</text:p>
      <text:p text:style-name="P19">VALUE</text:p>
      <text:p text:style-name="P19"><text:tab/>(“Manuel”, “Alcantara”, “Pedrós”, “3123689”, “Julian, 2”, “2”, , <text:s/>“1”);</text:p>
      <text:p text:style-name="P27"><text:span text:style-name="T15">(</text:span><text:span text:style-name="T14">Esta tabla fallará por la restricción del sexo, que solo puede ser V o M(Aunque al crear las tablas primeras pusimos H ó M, por lo que realmente todas las que tienen “V” van a fallar)</text:span></text:p>
      <text:p text:style-name="P19"/>
      <text:p text:style-name="P19">INSERT INTO ALUMNOS</text:p>
      <text:p text:style-name="P19"><text:tab/>(nombre, apellido1, apellido2, dni, direccion, sexo, fecha_fin, curso)</text:p>
      <text:p text:style-name="P19">VALUE</text:p>
      <text:p text:style-name="P25"><text:span text:style-name="T15"><text:tab/>(“</text:span><text:span text:style-name="T16">José</text:span><text:span text:style-name="T15">”, “</text:span><text:span text:style-name="T16">Pérez</text:span><text:span text:style-name="T15">”, “</text:span><text:span text:style-name="T16">Caballar</text:span><text:span text:style-name="T15">”, “</text:span><text:span text:style-name="T16">4896765”</text:span><text:span text:style-name="T15">, “</text:span><text:span text:style-name="T16">Jarcha</text:span><text:span text:style-name="T15">, </text:span><text:span text:style-name="T16">5</text:span><text:span text:style-name="T15">”, “V”, “</text:span><text:span text:style-name="T16">03/02/77</text:span><text:span text:style-name="T15">”, “</text:span><text:span text:style-name="T16">3”</text:span><text:span text:style-name="T15">);</text:span></text:p>
      <text:p text:style-name="P29"><text:span text:style-name="T15">D</text:span><text:span text:style-name="T14">aría fallo porque no hay ningún código de curso que sea igual a 3</text:span></text:p>
      <text:p text:style-name="P19"/>
      <text:p text:style-name="P2"/>
      <text:list xml:id="list2561494382" text:style-name="L3">
        <text:list-item>
          <text:p text:style-name="P39">Insertar la siguiente tupla en ALUMNOS:</text:p>
          <text:p text:style-name="P39"/>
        </text:list-item>
      </text:list>
      <table:table table:name="Table4" table:style-name="Table4">
        <table:table-column table:style-name="Table4.A" table:number-columns-repeated="7"/>
        <table:table-column table:style-name="Table4.H"/>
        <table:table-row>
          <table:table-cell table:style-name="Table4.A1" office:value-type="string">
            <text:p text:style-name="P9">NOMBRE</text:p>
          </table:table-cell>
          <table:table-cell table:style-name="Table4.A1" office:value-type="string">
            <text:p text:style-name="P9">APELLIDO1</text:p>
          </table:table-cell>
          <table:table-cell table:style-name="Table4.A1" office:value-type="string">
            <text:p text:style-name="P9">APELLIDO2</text:p>
          </table:table-cell>
          <table:table-cell table:style-name="Table4.A1" office:value-type="string">
            <text:p text:style-name="P9">DNI</text:p>
          </table:table-cell>
          <table:table-cell table:style-name="Table4.A1" office:value-type="string">
            <text:p text:style-name="P9">DIRECC</text:p>
          </table:table-cell>
          <table:table-cell table:style-name="Table4.A1" office:value-type="string">
            <text:p text:style-name="P9">SEXO</text:p>
          </table:table-cell>
          <table:table-cell table:style-name="Table4.A1" office:value-type="string">
            <text:p text:style-name="P9">FECHA_NAC</text:p>
          </table:table-cell>
          <table:table-cell table:style-name="Table4.H1" office:value-type="string">
            <text:p text:style-name="P9">CURSO</text:p>
          </table:table-cell>
        </table:table-row>
        <table:table-row>
          <table:table-cell table:style-name="Table4.A2" office:value-type="string">
            <text:p text:style-name="P8">Sergio</text:p>
          </table:table-cell>
          <table:table-cell table:style-name="Table4.A2" office:value-type="string">
            <text:p text:style-name="P8">Navas</text:p>
          </table:table-cell>
          <table:table-cell table:style-name="Table4.A2" office:value-type="string">
            <text:p text:style-name="P8">Retal</text:p>
          </table:table-cell>
          <table:table-cell table:style-name="Table4.D2" office:value-type="float" office:value="123523">
            <text:p text:style-name="P8">123523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>P</text:p>
          </table:table-cell>
          <table:table-cell table:style-name="Table4.A2" office:value-type="string">
            <text:p text:style-name="P10"/>
          </table:table-cell>
          <table:table-cell table:style-name="Table4.H2" office:value-type="float" office:value="1">
            <text:p text:style-name="P10">1</text:p>
          </table:table-cell>
        </table:table-row>
      </table:table>
      <text:p text:style-name="P2"/>
      <text:p text:style-name="P20">INSERT INTO ALUMNOS</text:p>
      <text:p text:style-name="P20"><text:tab/>(nombre, apellido1, apellido2, dni, direccion, sexo, fecha_fin, curso)</text:p>
      <text:p text:style-name="P20">VALUE</text:p>
      <text:p text:style-name="P26"><text:span text:style-name="T15"><text:tab/>(“</text:span><text:span text:style-name="T17">Sergio</text:span><text:span text:style-name="T15">”, “</text:span><text:span text:style-name="T17">Navas</text:span><text:span text:style-name="T15">”, “</text:span><text:span text:style-name="T17">Retal</text:span><text:span text:style-name="T15">”, “</text:span><text:span text:style-name="T17">123523</text:span><text:span text:style-name="T16">”</text:span><text:span text:style-name="T15">, , “</text:span><text:span text:style-name="T17">P</text:span><text:span text:style-name="T15">”, , “</text:span><text:span text:style-name="T17">1</text:span><text:span text:style-name="T16">”</text:span><text:span text:style-name="T15">);</text:span></text:p>
      <text:p text:style-name="P28"><text:span text:style-name="T15">(</text:span><text:span text:style-name="T14">Esta insercción va a fallar porque el sexo solo puede ser H ó M)</text:span></text:p>
      <text:list xml:id="list298207590" text:style-name="L4">
        <text:list-item>
          <text:p text:style-name="P43"><text:span text:style-name="T2">Insertar las siguientes tup</text:span>la en la tabla profesores:</text:p>
          <text:p text:style-name="P40"/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P9">NOMBRE</text:p>
          </table:table-cell>
          <table:table-cell table:style-name="Table5.A1" office:value-type="string">
            <text:p text:style-name="P9">APELLIDO1</text:p>
          </table:table-cell>
          <table:table-cell table:style-name="Table5.A1" office:value-type="string">
            <text:p text:style-name="P9">APELLIDO2</text:p>
          </table:table-cell>
          <table:table-cell table:style-name="Table5.A1" office:value-type="string">
            <text:p text:style-name="P9">DNI</text:p>
          </table:table-cell>
          <table:table-cell table:style-name="Table5.A1" office:value-type="string">
            <text:p text:style-name="P9">DIRECCION</text:p>
          </table:table-cell>
          <table:table-cell table:style-name="Table5.A1" office:value-type="string">
            <text:p text:style-name="P9">TITULO</text:p>
          </table:table-cell>
          <table:table-cell table:style-name="Table5.G1" office:value-type="string">
            <text:p text:style-name="P9">GANA</text:p>
          </table:table-cell>
        </table:table-row>
        <table:table-row>
          <table:table-cell table:style-name="Table5.A2" office:value-type="string">
            <text:p text:style-name="P8">Juan</text:p>
          </table:table-cell>
          <table:table-cell table:style-name="Table5.A2" office:value-type="string">
            <text:p text:style-name="P8">Arch</text:p>
          </table:table-cell>
          <table:table-cell table:style-name="Table5.A2" office:value-type="string">
            <text:p text:style-name="P8">López</text:p>
          </table:table-cell>
          <table:table-cell table:style-name="Table5.D2" office:value-type="float" office:value="32432455">
            <text:p text:style-name="P8">32432455</text:p>
          </table:table-cell>
          <table:table-cell table:style-name="Table5.A2" office:value-type="string">
            <text:p text:style-name="P8">Puerta Negra, 4</text:p>
          </table:table-cell>
          <table:table-cell table:style-name="Table5.A2" office:value-type="string">
            <text:p text:style-name="P8">Ing. Informática</text:p>
          </table:table-cell>
          <table:table-cell table:style-name="Table5.G2" office:value-type="string">
            <text:p text:style-name="P8">NULL</text:p>
          </table:table-cell>
        </table:table-row>
      </table:table>
      <text:p text:style-name="P2"/>
      <text:p text:style-name="P18">UPDATE profesores</text:p>
      <text:p text:style-name="P18">SET gana=NULL</text:p>
      <text:p text:style-name="P18">WHERE</text:p>
      <text:p text:style-name="P18"><text:tab/>DNI= “32432455”;</text:p>
      <text:p text:style-name="P21"/>
      <text:list xml:id="list1322068230" text:style-name="L5">
        <text:list-header>
          <text:p text:style-name="P41">5.- Insertar la siguiente tupla en la tabla estudiante</text:p>
        </text:list-header>
      </text:list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A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31">NOMBRE</text:p>
          </table:table-cell>
          <table:table-cell table:style-name="Table6.A1" office:value-type="string">
            <text:p text:style-name="P31">APELLIDO1</text:p>
          </table:table-cell>
          <table:table-cell table:style-name="Table6.A1" office:value-type="string">
            <text:p text:style-name="P31">APELLIDO2</text:p>
          </table:table-cell>
          <table:table-cell table:style-name="Table6.A1" office:value-type="string">
            <text:p text:style-name="P31">DNI</text:p>
          </table:table-cell>
          <table:table-cell table:style-name="Table6.A1" office:value-type="string">
            <text:p text:style-name="P31">DIRECC</text:p>
          </table:table-cell>
          <table:table-cell table:style-name="Table6.A1" office:value-type="string">
            <text:p text:style-name="P31">SEXO</text:p>
          </table:table-cell>
          <table:table-cell table:style-name="Table6.G1" office:value-type="string">
            <text:p text:style-name="P31">FECHA_NAC</text:p>
          </table:table-cell>
        </table:table-row>
        <table:table-row>
          <table:table-cell table:style-name="Table6.A2" office:value-type="string">
            <text:p text:style-name="P32">María</text:p>
          </table:table-cell>
          <table:table-cell table:style-name="Table6.A2" office:value-type="string">
            <text:p text:style-name="P32">Jaén</text:p>
          </table:table-cell>
          <table:table-cell table:style-name="Table6.A2" office:value-type="string">
            <text:p text:style-name="P32">Sevilla</text:p>
          </table:table-cell>
          <table:table-cell table:style-name="Table6.D2" office:value-type="float" office:value="789678">
            <text:p text:style-name="P32">789678</text:p>
          </table:table-cell>
          <table:table-cell table:style-name="Table6.A2" office:value-type="string">
            <text:p text:style-name="P32">Martos, 5</text:p>
          </table:table-cell>
          <table:table-cell table:style-name="Table6.A2" office:value-type="string">
            <text:p text:style-name="P32">M</text:p>
          </table:table-cell>
          <table:table-cell table:style-name="Table6.G2" office:value-type="string">
            <text:p text:style-name="P32"/>
          </table:table-cell>
        </table:table-row>
      </table:table>
      <text:p text:style-name="P23">No podemos insertar esa tupla porque la tabla estudiante no existe</text:p>
      <text:p text:style-name="P21"/>
      <text:p text:style-name="P30">6.- La fecha de nacimiento de Antonia López está equivocada. La verdadera es 23 de diciembre de 1976.</text:p>
      <text:p text:style-name="P34">UPDATE Alumnos</text:p>
      <text:p text:style-name="P34"><text:tab/>SET <text:span text:style-name="T21">fecha_nacimiento=”23/12/1976”</text:span></text:p>
      <text:p text:style-name="P36">WHERE</text:p>
      <text:p text:style-name="P36"><text:tab/>dni=<text:span text:style-name="T22">”</text:span><text:span text:style-name="T23">2567567”;</text:span></text:p>
      <text:p text:style-name="P30">7.- <text:s/>Cambiar a Antonia López al curso de código 5.</text:p>
      <text:p text:style-name="P35">UPDATE Alumnos</text:p>
      <text:p text:style-name="P35"><text:tab/>SET <text:span text:style-name="T21">curso=”5”</text:span></text:p>
      <text:p text:style-name="P36">WHERE</text:p>
      <text:p text:style-name="P36"><text:tab/>dni=<text:span text:style-name="T22">”</text:span><text:span text:style-name="T23">2567567”;</text:span></text:p>
      <text:p text:style-name="P30">8.- Eliminar la profesora Laura Jiménez</text:p>
      <text:p text:style-name="P36"><text:soft-page-break/>N<text:span text:style-name="T6">o podemos eliminar a esa profesora porque no existe en nuestra base de datos</text:span></text:p>
      <text:p text:style-name="P33"/>
      <text:p text:style-name="P30">9.- Crear una tabla de uso temporal llamada NOMBRE DE ALUMNOS que tenga un solo atributo (NOMBRE_COMPLETO) de tipo cadena de caracteres y con el contenido de la tabla alumnos en esos campos. Observe que no hay restricción de clave primaria para esta tabla.</text:p>
      <text:p text:style-name="P33"/>
      <text:p text:style-name="P30">10.- Borrar el curso con código 1.</text:p>
      <text:p text:style-name="P36">DELETE FROM curso WHERE cod_curso=”1”;</text:p>
      <text:p text:style-name="P30">11.- <text:s/>Añadir un campo llamado numero_alumnos en la tabla curso, y modificar este campo con los valores adecuados.</text:p>
      <text:p text:style-name="P36">ALTER TABLE curso ADD (numero_alumno(4) VARCHAR2;</text:p>
      <text:p text:style-name="P36"/>
      <text:p text:style-name="P46">UPDATE cursos</text:p>
      <text:p text:style-name="P46"><text:tab/>SET numero_alumnos=1</text:p>
      <text:p text:style-name="P46">WHERE </text:p>
      <text:p text:style-name="P46"><text:tab/>cod_curso=1;</text:p>
      <text:p text:style-name="P46">UPDATE cursos</text:p>
      <text:p text:style-name="P46"><text:tab/>SET numero_alumno=3</text:p>
      <text:p text:style-name="P46">WHERE</text:p>
      <text:p text:style-name="P46"><text:tab/>cod_curso=2</text:p>
      <text:p text:style-name="P46"><text:tab/></text:p>
      <text:p text:style-name="P30">12.- Modificar la fecha de nacimiento a 01/01/2012 en aquellos alumnos que no tengan fecha de nacimiento.</text:p>
      <text:p text:style-name="P30"/>
      <text:p text:style-name="P46">UPDATE alumnos</text:p>
      <text:p text:style-name="P46"><text:tab/>SET fecha_nacimiento=”01/01/2012”</text:p>
      <text:p text:style-name="P46">WHERE</text:p>
      <text:p text:style-name="P46"><text:tab/>fecha_nacimiento IS NULL;</text:p>
      <text:p text:style-name="P30"/>
      <text:p text:style-name="P30"/>
      <text:p text:style-name="P30"/>
      <text:p text:style-name="P30"/>
      <text:p text:style-name="P30"/>
      <text:p text:style-name="P30"><text:span text:style-name="T5">NOTA: </text:span>Algunos ejercicios tienen errores que debe probar (para ver el tipo y mensaje del error) y corregir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CenturySchoolbook" svg:font-family="CenturySchoolbook" style:font-family-generic="roman"/>
    <style:font-face style:name="TimesNewRoman" svg:font-family="TimesNewRoman" style:font-family-generic="roman"/>
    <style:font-face style:name="TimesNewRoman,Bold" svg:font-family="'TimesNewRoman,Bold'" style:font-family-generic="roman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ortatil </meta:initial-creator>
    <meta:creation-date>2012-02-13T22:47:39</meta:creation-date>
    <dc:date>2020-12-14T11:29:00.599295061</dc:date>
    <meta:editing-duration>PT1H41M1S</meta:editing-duration>
    <meta:editing-cycles>9</meta:editing-cycles>
    <meta:generator>LibreOffice/6.4.6.2$Linux_X86_64 LibreOffice_project/40$Build-2</meta:generator>
    <meta:document-statistic meta:table-count="6" meta:image-count="0" meta:object-count="0" meta:page-count="4" meta:paragraph-count="250" meta:word-count="906" meta:character-count="6297" meta:non-whitespace-character-count="5538"/>
  </office:meta>
</office:document-meta>
</file>